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style:text-autospace="none"/>
      <style:text-properties fo:color="#000000" fo:font-family="Calibri" style:font-family-generic="swiss" fo:font-size="11pt" style:letter-kerning="true" style:font-family-asian="Calibri" style:font-family-generic-asian="swiss" style:font-size-asian="11pt" style:font-family-complex="Calibri" style:font-family-generic-complex="swiss" style:font-size-complex="6.3000001907348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CC# 5372 0588 8484 4033, Exp. Date 2017/02, CVV# 398, MasterCard <text:line-break/>CC# 5502 0138 6471 2075, Exp. Date 2018/06, CVV# 152, MasterCard <text:line-break/>CC# 5723 5783 8237 7117, Exp. Date 2017/09, CVV# 850, MasterCard <text:line-break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ldo Rajan</meta:initial-creator>
    <meta:creation-date>2016-03-23T19:50:09</meta:creation-date>
    <meta:editing-duration>PT44S</meta:editing-duration>
    <meta:editing-cycles>2</meta:editing-cycles>
    <dc:date>2016-03-23T19:50:45</dc:date>
    <dc:creator>Eldo Rajan</dc:creator>
    <meta:document-statistic meta:object-count="24"/>
    <meta:generator>OpenOffice/4.1.1$Unix OpenOffice.org_project/411m6$Build-9775</meta:generator>
  </office:meta>
</office:document-meta>
</file>